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5BD3F1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ArialMT1" svg:font-family="ArialMT" style:font-family-generic="roman"/>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officeooo:paragraph-rsid="00133381"/>
    </style:style>
    <style:style style:name="P7" style:family="paragraph" style:parent-style-name="Standard">
      <style:paragraph-properties>
        <style:tab-stops>
          <style:tab-stop style:position="0.6339in"/>
        </style:tab-stops>
      </style:paragraph-properties>
    </style:style>
    <style:style style:name="P8" style:family="paragraph" style:parent-style-name="Standard">
      <style:text-properties officeooo:paragraph-rsid="00133450"/>
    </style:style>
    <style:style style:name="P9"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officeooo:rsid="00133381"/>
    </style:style>
    <style:style style:name="T2" style:family="text">
      <style:text-properties officeooo:rsid="00133450"/>
    </style:style>
    <style:style style:name="T3" style:family="text">
      <style:text-properties officeooo:rsid="0014c2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rmony Individual Contributor License Agreement</text:p>
      <text:p text:style-name="Standard"/>
      <text:p text:style-name="Standard">Thank you for your interest in contributing to <text:span text:style-name="T1">ChatSecure</text:span> ("We" or "Us").</text:p>
      <text:p text:style-name="Standard"/>
      <text:p text:style-name="Standard">This contributor agreement ("Agreement") documents the rights granted by contributors to Us. To make this document effective, please sign it and send it to Us by email <text:span text:style-name="T1">to chris@chatsecure.org</text:span>.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text:span text:style-name="T2">included code must be available under a permissive open source license (example: MIT, BSD, Apache 2.0), for more information </text:span>please <text:span text:style-name="T1">contact Us at chris@chatsecure.org</text:span>.</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text:soft-page-break/>(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P6">In addition, We may use the following licenses for Media in the Contribution: <text:span text:style-name="T1">CC BY-SA 3.0 </text:span>(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text:soft-page-break/></text:p>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P8">(d) If You do not own the Copyright in the entire work of authorship, <text:span text:style-name="T2">included code must be available under a permissive open source license (example: MIT, BSD, Apache 2.0), for more information </text:span>please <text:span text:style-name="T1">contact Us at chris@chatsecure.org</text:span>.</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1">California, United States</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text:soft-page-break/>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
      <text:p text:style-name="P2">________________________</text:p>
      <text:p text:style-name="P2"/>
      <text:p text:style-name="P2">Name:<text:tab/>________________________</text:p>
      <text:p text:style-name="P2"><text:span text:style-name="T2">Email</text:span>:<text:tab/>________________________</text:p>
      <text:p text:style-name="P2"/>
      <text:p text:style-name="P2">Us</text:p>
      <text:p text:style-name="P2"/>
      <text:p text:style-name="P2">Name:<text:tab/><text:span text:style-name="T2">Chris Ballinger</text:span></text:p>
      <text:p text:style-name="P2">Title:<text:tab/><text:span text:style-name="T3">Developer / Project Administrator</text:span></text:p>
      <text:p text:style-name="P2"><text:span text:style-name="T2">Email</text:span>:<text:tab/><text:span text:style-name="T2">chris@chatsecure.org</text:span></text:p>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ce style:name="ArialMT1" svg:font-family="ArialMT" style:font-family-generic="roman"/>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License Agreement (HA-CLA-I)<text:tab/><text:tab/><text:page-number text:select-page="current">4</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3-11-17T13:45:06</dc:date>
    <meta:editing-duration>PT1H3M18S</meta:editing-duration>
    <meta:editing-cycles>26</meta:editing-cycles>
    <meta:generator>LibreOffice/4.0.4.2$MacOSX_x86 LibreOffice_project/9e9821abd0ffdbc09cd8c52eaa574fa09eb08f2</meta:generator>
    <meta:print-date>2013-11-17T13:39:17</meta:print-date>
    <meta:document-statistic meta:table-count="0" meta:image-count="1" meta:object-count="0" meta:page-count="4" meta:paragraph-count="51" meta:word-count="1349" meta:character-count="8519" meta:non-whitespace-character-count="7148"/>
  </office:meta>
</office:document-meta>
</file>